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8.378cm" table:align="margins"/>
    </style:style>
    <style:style style:name="Table1.A" style:family="table-column">
      <style:table-column-properties style:column-width="2.043cm" style:rel-column-width="7281*"/>
    </style:style>
    <style:style style:name="Table1.B" style:family="table-column">
      <style:table-column-properties style:column-width="2.043cm" style:rel-column-width="7282*"/>
    </style:style>
    <style:style style:name="Table1.H" style:family="table-column">
      <style:table-column-properties style:column-width="2.041cm" style:rel-column-width="7280*"/>
    </style:style>
    <style:style style:name="Table1.I" style:family="table-column">
      <style:table-column-properties style:column-width="2.043cm" style:rel-column-width="7283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I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I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8385f" officeooo:paragraph-rsid="0008385f" style:font-size-asian="14pt" style:font-size-complex="14pt"/>
    </style:style>
    <style:style style:name="P3" style:family="paragraph" style:parent-style-name="Standard">
      <style:text-properties fo:font-size="14pt" officeooo:rsid="0008385f" officeooo:paragraph-rsid="0008385f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098291" officeooo:paragraph-rsid="00098291" style:font-size-asian="14pt" style:font-size-complex="14pt"/>
    </style:style>
    <style:style style:name="P5" style:family="paragraph" style:parent-style-name="Standard">
      <style:text-properties fo:font-size="14pt" officeooo:rsid="00098291" officeooo:paragraph-rsid="00098291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08385f" officeooo:paragraph-rsid="0008385f" style:font-size-asian="14pt" style:font-size-complex="14pt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093b4f" officeooo:paragraph-rsid="00093b4f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officeooo:rsid="00098291" officeooo:paragraph-rsid="00098291" style:font-size-asian="14pt" style:font-size-complex="14pt"/>
    </style:style>
    <style:style style:name="P10" style:family="paragraph" style:parent-style-name="Standard">
      <style:text-properties fo:font-size="14pt" officeooo:rsid="00098291" officeooo:paragraph-rsid="00098291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08385f" officeooo:paragraph-rsid="0008385f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officeooo:rsid="0008385f" officeooo:paragraph-rsid="0008385f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0dfc74" officeooo:paragraph-rsid="000dfc74" style:font-size-asian="14pt" style:font-size-complex="14pt"/>
    </style:style>
    <style:style style:name="T1" style:family="text">
      <style:text-properties officeooo:rsid="000dfc7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XYZ SCHOOL </text:p>
      <text:p text:style-name="P2"/>
      <text:p text:style-name="P4">PROGRESS CARD FOR YEAR <text:s/>: </text:p>
      <text:p text:style-name="P4"/>
      <text:p text:style-name="P2"/>
      <text:p text:style-name="P13">CLASS <text:s/>: <text:s/></text:p>
      <text:p text:style-name="P11"/>
      <text:p text:style-name="P3">ROLL <text:s text:c="3"/>: <text:s/><text:database-display text:table-name="Sheet1" text:table-type="table" text:column-name="ROLL" text:database-name="STUDENTS-RECEODS">&lt;ROLL&gt;</text:database-display></text:p>
      <text:p text:style-name="P3"/>
      <text:p text:style-name="P3">NAME <text:s text:c="2"/>:<text:database-display text:table-name="Sheet1" text:table-type="table" text:column-name="NAME" text:database-name="STUDENTS-RECEODS">&lt;NAME&gt;</text:database-display></text:p>
      <text:p text:style-name="P3"/>
      <text:p text:style-name="P1"/>
      <table:table table:name="Table1" table:style-name="Table1">
        <table:table-column table:style-name="Table1.A"/>
        <table:table-column table:style-name="Table1.B" table:number-columns-repeated="3"/>
        <table:table-column table:style-name="Table1.A"/>
        <table:table-column table:style-name="Table1.B" table:number-columns-repeated="2"/>
        <table:table-column table:style-name="Table1.H"/>
        <table:table-column table:style-name="Table1.I"/>
        <table:table-row>
          <table:table-cell table:style-name="Table1.A1" office:value-type="string">
            <text:p text:style-name="P6">SUB</text:p>
          </table:table-cell>
          <table:table-cell table:style-name="Table1.A1" office:value-type="string">
            <text:p text:style-name="P6">PHY</text:p>
          </table:table-cell>
          <table:table-cell table:style-name="Table1.A1" office:value-type="string">
            <text:p text:style-name="P6">CHE</text:p>
          </table:table-cell>
          <table:table-cell table:style-name="Table1.A1" office:value-type="string">
            <text:p text:style-name="P6">MAT</text:p>
          </table:table-cell>
          <table:table-cell table:style-name="Table1.A1" office:value-type="string">
            <text:p text:style-name="P6">BIO</text:p>
          </table:table-cell>
          <table:table-cell table:style-name="Table1.A1" office:value-type="string">
            <text:p text:style-name="P6">ENG</text:p>
          </table:table-cell>
          <table:table-cell table:style-name="Table1.A1" office:value-type="string">
            <text:p text:style-name="P6">ITE</text:p>
          </table:table-cell>
          <table:table-cell table:style-name="Table1.A1" office:value-type="string">
            <text:p text:style-name="P7">TOTAL</text:p>
          </table:table-cell>
          <table:table-cell table:style-name="Table1.I1" office:value-type="string">
            <text:p text:style-name="P7">GRADE</text:p>
          </table:table-cell>
        </table:table-row>
        <table:table-row>
          <table:table-cell table:style-name="Table1.A2" office:value-type="string">
            <text:p text:style-name="P6">MARKS</text:p>
          </table:table-cell>
          <table:table-cell table:style-name="Table1.A2" office:value-type="string">
            <text:p text:style-name="P8"><text:database-display text:table-name="Sheet1" text:table-type="table" text:column-name="PHY" text:database-name="STUDENTS-RECEODS">&lt;PHY&gt;</text:database-display></text:p>
          </table:table-cell>
          <table:table-cell table:style-name="Table1.A2" office:value-type="string">
            <text:p text:style-name="P8"><text:database-display text:table-name="Sheet1" text:table-type="table" text:column-name="CHE" text:database-name="STUDENTS-RECEODS">&lt;CHE&gt;</text:database-display></text:p>
          </table:table-cell>
          <table:table-cell table:style-name="Table1.A2" office:value-type="string">
            <text:p text:style-name="P8"><text:database-display text:table-name="Sheet1" text:table-type="table" text:column-name="MAT" text:database-name="STUDENTS-RECEODS">&lt;MAT&gt;</text:database-display></text:p>
          </table:table-cell>
          <table:table-cell table:style-name="Table1.A2" office:value-type="string">
            <text:p text:style-name="P8"><text:database-display text:table-name="Sheet1" text:table-type="table" text:column-name="BIO" text:database-name="STUDENTS-RECEODS">&lt;BIO&gt;</text:database-display></text:p>
          </table:table-cell>
          <table:table-cell table:style-name="Table1.A2" office:value-type="string">
            <text:p text:style-name="P8"><text:database-display text:table-name="Sheet1" text:table-type="table" text:column-name="ENG" text:database-name="STUDENTS-RECEODS">&lt;ENG&gt;</text:database-display></text:p>
          </table:table-cell>
          <table:table-cell table:style-name="Table1.A2" office:value-type="string">
            <text:p text:style-name="P8"><text:database-display text:table-name="Sheet1" text:table-type="table" text:column-name="ITE" text:database-name="STUDENTS-RECEODS">&lt;ITE&gt;</text:database-display></text:p>
          </table:table-cell>
          <table:table-cell table:style-name="Table1.A2" office:value-type="string">
            <text:p text:style-name="P8"><text:database-display text:table-name="Sheet1" text:table-type="table" text:column-name="TOT" text:database-name="STUDENTS-RECEODS">&lt;TOT&gt;</text:database-display></text:p>
          </table:table-cell>
          <table:table-cell table:style-name="Table1.I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6">GRACE</text:p>
          </table:table-cell>
          <table:table-cell table:style-name="Table1.A2" office:value-type="string">
            <text:p text:style-name="P8"><text:database-display text:table-name="Sheet1" text:table-type="table" text:column-name="PG" text:database-name="STUDENTS-RECEODS">&lt;PG&gt;</text:database-display></text:p>
          </table:table-cell>
          <table:table-cell table:style-name="Table1.A2" office:value-type="string">
            <text:p text:style-name="P8"><text:database-display text:table-name="Sheet1" text:table-type="table" text:column-name="CG" text:database-name="STUDENTS-RECEODS">&lt;CG&gt;</text:database-display></text:p>
          </table:table-cell>
          <table:table-cell table:style-name="Table1.A2" office:value-type="string">
            <text:p text:style-name="P8"><text:database-display text:table-name="Sheet1" text:table-type="table" text:column-name="MG" text:database-name="STUDENTS-RECEODS">&lt;MG&gt;</text:database-display></text:p>
          </table:table-cell>
          <table:table-cell table:style-name="Table1.A2" office:value-type="string">
            <text:p text:style-name="P8"><text:database-display text:table-name="Sheet1" text:table-type="table" text:column-name="BG" text:database-name="STUDENTS-RECEODS">&lt;BG&gt;</text:database-display></text:p>
          </table:table-cell>
          <table:table-cell table:style-name="Table1.A2" office:value-type="string">
            <text:p text:style-name="P8"><text:database-display text:table-name="Sheet1" text:table-type="table" text:column-name="EG" text:database-name="STUDENTS-RECEODS">&lt;EG&gt;</text:database-display></text:p>
          </table:table-cell>
          <table:table-cell table:style-name="Table1.A2" office:value-type="string">
            <text:p text:style-name="P8"><text:database-display text:table-name="Sheet1" text:table-type="table" text:column-name="IG" text:database-name="STUDENTS-RECEODS">&lt;IG&gt;</text:database-display></text:p>
          </table:table-cell>
          <table:table-cell table:style-name="Table1.A2" office:value-type="string">
            <text:p text:style-name="P8"><text:database-display text:table-name="Sheet1" text:table-type="table" text:column-name="GT" text:database-name="STUDENTS-RECEODS">&lt;GT&gt;</text:database-display></text:p>
          </table:table-cell>
          <table:table-cell table:style-name="Table1.I2" office:value-type="string">
            <text:p text:style-name="P8"/>
          </table:table-cell>
        </table:table-row>
      </table:table>
      <text:p text:style-name="P1"/>
      <text:p text:style-name="P1"/>
      <text:p text:style-name="P5">RULES <text:s/>: <text:s/>1. <text:s/>MINIMUM 35 MARKS IN EACH SUBJECT </text:p>
      <text:p text:style-name="P5"><text:tab/> <text:s text:c="7"/>2. <text:s/>GRACE OF MAXIMUM 1<text:span text:style-name="T1">5</text:span> MARKS IN MAXIMUM 3 SUBJECTS <text:span text:style-name="T1">NOT</text:span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35cm" fo:margin-right="1.0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16:53:54.410527905</meta:creation-date>
    <dc:date>2018-05-23T17:11:36.296934636</dc:date>
    <meta:editing-duration>PT35M2S</meta:editing-duration>
    <meta:editing-cycles>7</meta:editing-cycles>
    <meta:generator>LibreOffice/5.1.6.2$Linux_X86_64 LibreOffice_project/10m0$Build-2</meta:generator>
    <meta:document-statistic meta:table-count="1" meta:image-count="0" meta:object-count="0" meta:page-count="1" meta:paragraph-count="32" meta:word-count="59" meta:character-count="293" meta:non-whitespace-character-count="240"/>
  </office:meta>
</office:document-meta>
</file>